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3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4b865d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577813" style:font-style-asian="normal" style:font-style-complex="normal"/>
    </style:style>
    <style:style style:name="T8" style:family="text">
      <style:text-properties fo:font-style="normal" officeooo:rsid="0370d31c" style:font-style-asian="normal" style:font-style-complex="normal"/>
    </style:style>
    <style:style style:name="T9" style:family="text">
      <style:text-properties fo:font-style="normal" officeooo:rsid="046d66e3" style:font-style-asian="normal" style:font-style-complex="normal"/>
    </style:style>
    <style:style style:name="T10" style:family="text">
      <style:text-properties fo:font-style="normal" officeooo:rsid="0471ec6f" style:font-style-asian="normal" style:font-style-complex="normal"/>
    </style:style>
    <style:style style:name="T11" style:family="text">
      <style:text-properties fo:font-style="normal" officeooo:rsid="04b03304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ba495b" style:font-style-asian="normal" style:font-style-complex="normal"/>
    </style:style>
    <style:style style:name="T14" style:family="text">
      <style:text-properties fo:font-style="normal" officeooo:rsid="04ba9d3f" style:font-style-asian="normal" style:font-style-complex="normal"/>
    </style:style>
    <style:style style:name="T15" style:family="text">
      <style:text-properties officeooo:rsid="000a14f6"/>
    </style:style>
    <style:style style:name="T16" style:family="text">
      <style:text-properties officeooo:rsid="005714b7"/>
    </style:style>
    <style:style style:name="T17" style:family="text">
      <style:text-properties officeooo:rsid="00880dbe"/>
    </style:style>
    <style:style style:name="T18" style:family="text">
      <style:text-properties officeooo:rsid="007c6d62"/>
    </style:style>
    <style:style style:name="T19" style:family="text">
      <style:text-properties officeooo:rsid="01e21ff5"/>
    </style:style>
    <style:style style:name="T20" style:family="text">
      <style:text-properties officeooo:rsid="034a2232"/>
    </style:style>
    <style:style style:name="T21" style:family="text">
      <style:text-properties officeooo:rsid="0387836c"/>
    </style:style>
    <style:style style:name="T22" style:family="text">
      <style:text-properties officeooo:rsid="03b4652d"/>
    </style:style>
    <style:style style:name="T23" style:family="text">
      <style:text-properties officeooo:rsid="047091ad"/>
    </style:style>
    <style:style style:name="T24" style:family="text">
      <style:text-properties officeooo:rsid="0473a949"/>
    </style:style>
    <style:style style:name="T25" style:family="text">
      <style:text-properties officeooo:rsid="0003a8b9"/>
    </style:style>
    <style:style style:name="T26" style:family="text">
      <style:text-properties officeooo:rsid="04b03304"/>
    </style:style>
    <style:style style:name="T27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2">Esser-</text:span>Skala, 201<text:span text:style-name="T23">9</text:span></text:p>
      <text:p text:style-name="P16"/>
      <text:p text:style-name="P16"/>
      <text:p text:style-name="P11">© 201<text:span text:style-name="T23">9</text:span> by Wolfgang <text:span text:style-name="T22">Esser-</text:span>Skala. This edition is licensed under the<text:span text:style-name="T20"><text:line-break/></text:span>Creative Commons Attribution<text:span text:style-name="T17">-NonCommercial-ShareAlike</text:span> 4.0 International License.<text:span text:style-name="T20"><text:line-break/></text:span>To view a copy of this license, visit http://creativecommons.org/licenses/by<text:span text:style-name="T18">-nc-sa</text:span>/4.0/.</text:p>
      <text:p text:style-name="P10"/>
      <text:p text:style-name="P12">Music engraving by LilyPond 2.18.0 (http://www.lilypond.org).<text:span text:style-name="T16"><text:line-break/>Front matter</text:span> typeset with EB Garamond (http://www.georgduffner.at/ebgaramond).</text:p>
      <text:p text:style-name="P16"/>
      <text:p text:style-name="P9">First <text:span text:style-name="T19">version</text:span>, <text:span text:style-name="T26">August 2019</text:span></text:p>
      <text:p text:style-name="P22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4">of the </text:span><text:span text:style-name="T2">Confitebor</text:span><text:span text:style-name="T4"> </text:span>bases upon <text:span text:style-name="T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5">id41646114X</text:span> (siglum<text:span text:style-name="T24"> </text:span>Mus.2973-<text:span text:style-name="T27">E</text:span>-<text:span text:style-name="T27">3</text:span>)</text:p>
      <text:p text:style-name="P2"/>
      <text:p text:style-name="P3">In general, this edition closely follows the <text:span text:style-name="T21">manuscript</text:span>. Any changes <text:span text:style-name="T1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7"><text:tab/></text:span><text:span text:style-name="T8"><text:line-break/></text:span><text:span text:style-name="T12">–<text:tab/>org</text:span><text:span text:style-name="T12"><text:note text:id="ftn0" text:note-class="footnote"><text:note-citation>1</text:note-citation><text:note-body><text:p text:style-name="P23">Abbreviations: A, alto; Ms, manuscript; org, organ; S, soprano; vl, violin.</text:p></text:note-body></text:note></text:span><text:span text:style-name="T12"><text:tab/>Bass figures were added by the editor.</text:span><text:span text:style-name="T13"><text:line-break/>14<text:tab/>S</text:span><text:span text:style-name="T14"><text:tab/>2nd half of bar in Ms: a′8.–a′16</text:span><text:span text:style-name="T12"><text:line-break/>60<text:tab/>org<text:tab/>last eighth in Ms: a8</text:span><text:span text:style-name="T9"><text:line-break/><text:line-break/><text:line-break/></text:span><text:span text:style-name="T2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6">Salzburg, </text:span><text:span text:style-name="T11">August</text:span><text:span text:style-name="T6"> 201</text:span><text:span text:style-name="T10">9</text:span><text:line-break/>Wolfgang <text:span text:style-name="T22">Esser-</text:span>Skala</text:p>
      <text:p text:style-name="P21"><text:span text:style-name="T20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29T21:21:04.322596436</dc:date>
    <dc:creator>Wolfgang Skala</dc:creator>
    <meta:editing-duration>P12DT16H29M38S</meta:editing-duration>
    <meta:editing-cycles>1128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62" meta:character-count="1797" meta:non-whitespace-character-count="1530"/>
  </office:meta>
</office:document-meta>
</file>